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raw="urn:oasis:names:tc:opendocument:xmlns:drawing:1.0" xmlns:fo="urn:oasis:names:tc:opendocument:xmlns:xsl-fo-compatible:1.0" xmlns:style="urn:oasis:names:tc:opendocument:xmlns:style:1.0" xmlns:number="urn:oasis:names:tc:opendocument:xmlns:datastyle:1.0" xmlns:table="urn:oasis:names:tc:opendocument:xmlns:table:1.0" xmlns:text="urn:oasis:names:tc:opendocument:xmlns:text:1.0" xmlns:xlink="http://www.w3.org/1999/xlink" xmlns:dc="http://purl.org/dc/elements/1.1/" xmlns:svg="urn:oasis:names:tc:opendocument:xmlns:svg-compatible:1.0" xmlns:pcut="urn:cleverage:xmlns:post-processings:pcut">
  <office:scripts/>
  <office:font-face-decls>
    <style:font-face style:name="Times New Roman" svg:font-family="Times New Roman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ambria" svg:font-family="Cambria" style:font-family-generic="roman" style:font-pitch="variable"/>
  </office:font-face-decls>
  <office:automatic-styles>
    <style:style style:name="ID0ECTAG" style:family="paragraph" style:parent-style-name="Normal" style:master-page-name="Standard">
      <style:paragraph-properties fo:line-height="115%" fo:margin-top="0cm" fo:margin-bottom="0.353cm" fo:margin-left="0cm" fo:margin-right="0cm" fo:text-indent="0cm" fo:widows="2" fo:orphans="2"/>
    </style:style>
    <style:style style:name="ID0E2TAG" style:family="table" style:parent-style-name="TableGrid">
      <style:table-properties table:border-model="collapsing" style:width="18.253cm" table:align="left" fo:margin-left="-1.251cm" fo:margin-bottom="0cm"/>
    </style:style>
    <style:style style:name="ID0EKUAG" style:family="table-column">
      <style:table-column-properties style:column-width="9.003cm"/>
    </style:style>
    <style:style style:name="ID0EMUAG" style:family="table-column">
      <style:table-column-properties style:column-width="9.25cm"/>
    </style:style>
    <style:style style:name="ID0EPUA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OVAG" style:family="paragraph" style:parent-style-name="Normal">
      <style:paragraph-properties style:tab-stop-distance="1.249cm" fo:margin-left="0cm" fo:text-indent="0cm" fo:margin-right="0cm" fo:widows="2" fo:orphans="2"/>
    </style:style>
    <style:style style:name="ID0EUVAG" style:family="text">
      <style:text-properties fo:font-weight="bold"/>
    </style:style>
    <style:style style:name="ID0EYVA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XWAG" style:family="paragraph" style:parent-style-name="Normal">
      <style:paragraph-properties style:tab-stop-distance="1.249cm" fo:margin-left="0cm" fo:text-indent="0cm" fo:margin-right="0cm" fo:widows="2" fo:orphans="2"/>
    </style:style>
    <style:style style:name="ID0E4WAG" style:family="text">
      <style:text-properties fo:font-weight="bold"/>
    </style:style>
    <style:style style:name="ID0ECXA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FYA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KYA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NZA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TZA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W1A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21A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52A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E3A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H4A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Q4A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T5A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45A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AA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JABG" style:family="text">
      <style:text-properties fo:font-weight="bold"/>
    </style:style>
    <style:style style:name="ID0EWABG" style:family="text">
      <style:text-properties fo:font-weight="bold"/>
    </style:style>
    <style:style style:name="ID0E2A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5B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EC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HD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MD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PE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3E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6F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FGBG" style:family="text">
      <style:text-properties fo:font-weight="bold"/>
    </style:style>
    <style:style style:name="ID0EMGBG" style:family="text">
      <style:text-properties fo:font-weight="bold"/>
    </style:style>
    <style:style style:name="ID0EQG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TH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ZH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3I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CJBG" style:family="text">
      <style:text-properties fo:font-weight="bold"/>
    </style:style>
    <style:style style:name="ID0EJJBG" style:family="text">
      <style:text-properties fo:font-weight="bold"/>
    </style:style>
    <style:style style:name="ID0ENJ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QK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WK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ZL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CMBG" style:family="text">
      <style:text-properties fo:font-weight="bold"/>
    </style:style>
    <style:style style:name="ID0EGMBG" style:family="text">
      <style:text-properties fo:font-weight="bold"/>
    </style:style>
    <style:style style:name="ID0ENMBG" style:family="text">
      <style:text-properties fo:font-weight="bold"/>
    </style:style>
    <style:style style:name="ID0ERM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UN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1N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4O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CPBG" style:family="text">
      <style:text-properties fo:font-weight="bold"/>
    </style:style>
    <style:style style:name="ID0EIP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LQ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RQ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UR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ZR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3S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CT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FU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KU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NV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TV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WW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2W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5X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EY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HZ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MZ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P1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V1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Y2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42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A4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G4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I5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N5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Q6BG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W6BG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ZA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5A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BC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HC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JD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OD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 fo:background-color="#92D050"/>
    </style:style>
    <style:style style:name="ID0ERE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XE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VF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1F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ZG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6G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4H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CI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BJ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HJ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FK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KK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JL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PL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NM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SM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RN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XN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VO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2O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1P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AQ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5Q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DR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CS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IS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GT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LT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KU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QU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OV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TV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SW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YW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WX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2X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1Y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AZ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5Z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D1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C2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M2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K3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P3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O4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U4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S5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X5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W6A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36A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1AB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DBBI" style:family="table-cell">
      <style:table-cell-properties fo:padding-bottom="0cm" fo:padding-left="0.191cm" fo:padding-right="0.191cm" fo:padding-top="0cm" fo:border-left=".018cm solid #000000" fo:border-right=".018cm solid #000000" fo:border-bottom=".018cm solid #000000" fo:border-top=".018cm solid #000000"/>
    </style:style>
    <style:style style:name="ID0ECCBI" style:family="paragraph" style:parent-style-name="Normal">
      <style:paragraph-properties fo:line-height="115%" fo:margin-left="0cm" fo:margin-right="0cm" fo:text-indent="0cm" fo:margin-bottom="0cm" fo:margin-top="0cm" fo:widows="2" fo:orphans="2"/>
    </style:style>
    <style:style style:name="ID0ELCBI" style:family="text" style:parent-style-name="CommentReference">
      <style:text-properties/>
    </style:style>
    <style:style style:name="ID0ERCBI" style:family="paragraph" style:parent-style-name="Normal">
      <style:paragraph-properties fo:line-height="115%" fo:margin-top="0cm" fo:margin-bottom="0.353cm" fo:margin-left="0cm" fo:margin-right="0cm" fo:text-indent="0cm" fo:widows="2" fo:orphans="2"/>
    </style:style>
    <style:style style:name="ID0EUCBI" style:family="paragraph" style:parent-style-name="Normal">
      <style:paragraph-properties fo:line-height="115%" fo:margin-top="0cm" fo:margin-bottom="0.353cm" fo:margin-left="0cm" fo:margin-right="0cm" fo:text-indent="0cm" fo:widows="2" fo:orphans="2"/>
    </style:style>
    <style:style style:name="ID0EXCBI" style:family="paragraph" style:parent-style-name="ListParagraph">
      <style:paragraph-properties style:tab-stop-distance="1.249cm" fo:margin-bottom="0cm" fo:margin-left="0cm" fo:text-indent="0cm" fo:margin-right="0cm" fo:widows="2" fo:orphans="2"/>
    </style:style>
    <style:style style:name="ID0EEDBI" style:family="paragraph" style:parent-style-name="ListParagraph">
      <style:paragraph-properties style:tab-stop-distance="1.249cm" fo:margin-top="0cm" fo:margin-bottom="0cm" fo:margin-left="0cm" fo:text-indent="0cm" fo:margin-right="0cm" fo:widows="2" fo:orphans="2"/>
    </style:style>
    <style:style style:name="ID0ERDBI" style:family="paragraph" style:parent-style-name="ListParagraph">
      <style:paragraph-properties style:tab-stop-distance="1.249cm" fo:margin-top="0cm" fo:margin-bottom="0cm" fo:margin-left="0cm" fo:text-indent="0cm" fo:margin-right="0cm" fo:widows="2" fo:orphans="2"/>
    </style:style>
    <style:style style:name="ID0E5DBI" style:family="paragraph" style:parent-style-name="ListParagraph">
      <style:paragraph-properties style:tab-stop-distance="1.249cm" fo:margin-top="0cm" fo:margin-left="0cm" fo:text-indent="0cm" fo:margin-right="0cm" fo:widows="2" fo:orphans="2"/>
    </style:style>
    <style:style style:name="ID0ELEBI" style:family="paragraph" style:parent-style-name="Normal">
      <style:paragraph-properties fo:line-height="115%" fo:margin-top="0cm" fo:margin-bottom="0.353cm" fo:margin-left="0cm" fo:margin-right="0cm" fo:text-indent="0cm" fo:widows="2" fo:orphans="2"/>
    </style:style>
    <style:style style:name="ID0EOEBI" style:family="text">
      <style:text-properties fo:font-weight="bold"/>
    </style:style>
    <style:style style:name="ID0EVEBI" style:family="text">
      <style:text-properties fo:font-weight="bold"/>
    </style:style>
    <style:style style:name="ID0E2EBI" style:family="paragraph" style:parent-style-name="Normal">
      <style:paragraph-properties fo:line-height="115%" fo:margin-top="0cm" fo:margin-bottom="0.353cm" fo:margin-left="0cm" fo:margin-right="0cm" fo:text-indent="0cm" fo:widows="2" fo:orphans="2"/>
    </style:style>
    <style:style style:name="ID0EIFBI" style:family="paragraph" style:parent-style-name="Normal">
      <style:paragraph-properties fo:line-height="115%" fo:margin-top="0cm" fo:margin-bottom="0.353cm" fo:margin-left="0cm" fo:margin-right="0cm" fo:text-indent="0cm" fo:widows="2" fo:orphans="2"/>
    </style:style>
    <style:style style:name="ID0ELFBI" style:family="paragraph" style:parent-style-name="Normal">
      <style:paragraph-properties fo:line-height="115%" fo:margin-top="0cm" fo:margin-bottom="0.353cm" fo:margin-left="0cm" fo:margin-right="0cm" fo:text-indent="0cm" fo:widows="2" fo:orphans="2"/>
    </style:style>
    <style:style style:name="ID0EOFBI" style:family="paragraph" style:parent-style-name="Normal">
      <style:paragraph-properties fo:line-height="115%" fo:margin-top="0cm" fo:margin-bottom="0.353cm" fo:margin-left="0cm" fo:margin-right="0cm" fo:text-indent="0cm" fo:widows="2" fo:orphans="2"/>
    </style:style>
    <style:style style:name="ID0ERFBI" style:family="section">
      <style:section-properties>
        <style:columns fo:column-count="1"/>
      </style:section-properties>
    </style:style>
    <text:list-style style:name="L1">
      <text:list-level-style-number text:level="1" style:num-suffix="." style:num-format="1" text:start-value="1">
        <style:list-level-properties text:space-before="0.635cm" text:min-label-width="0.635cm" fo:text-align="left"/>
      </text:list-level-style-number>
      <text:list-level-style-number text:level="2" style:num-suffix="." style:num-format="a" style:num-letter-sync="true" text:start-value="1">
        <style:list-level-properties text:space-before="1.905cm" text:min-label-width="0.635cm" fo:text-align="left"/>
      </text:list-level-style-number>
      <text:list-level-style-number text:level="3" style:num-suffix="." style:num-format="i" text:start-value="1">
        <style:list-level-properties text:space-before="3.493cm" text:min-label-width="0.318cm" fo:text-align="left"/>
      </text:list-level-style-number>
      <text:list-level-style-number text:level="4" style:num-suffix="." style:num-format="1" text:start-value="1">
        <style:list-level-properties text:space-before="4.445cm" text:min-label-width="0.635cm" fo:text-align="left"/>
      </text:list-level-style-number>
      <text:list-level-style-number text:level="5" style:num-suffix="." style:num-format="a" style:num-letter-sync="true" text:start-value="1">
        <style:list-level-properties text:space-before="5.715cm" text:min-label-width="0.635cm" fo:text-align="left"/>
      </text:list-level-style-number>
      <text:list-level-style-number text:level="6" style:num-suffix="." style:num-format="i" text:start-value="1">
        <style:list-level-properties text:space-before="7.303cm" text:min-label-width="0.318cm" fo:text-align="left"/>
      </text:list-level-style-number>
      <text:list-level-style-number text:level="7" style:num-suffix="." style:num-format="1" text:start-value="1">
        <style:list-level-properties text:space-before="8.255cm" text:min-label-width="0.635cm" fo:text-align="left"/>
      </text:list-level-style-number>
      <text:list-level-style-number text:level="8" style:num-suffix="." style:num-format="a" style:num-letter-sync="true" text:start-value="1">
        <style:list-level-properties text:space-before="9.525cm" text:min-label-width="0.635cm" fo:text-align="left"/>
      </text:list-level-style-number>
      <text:list-level-style-number text:level="9" style:num-suffix="." style:num-format="i" text:start-value="1">
        <style:list-level-properties text:space-before="11.113cm" text:min-label-width="0.318cm" fo:text-align="left"/>
      </text:list-level-style-number>
    </text:list-style>
    <text:list-style style:name="L2">
      <text:list-level-style-number text:level="1" style:num-suffix="." style:num-format="1" text:start-value="1">
        <style:list-level-properties text:space-before="0.635cm" text:min-label-width="0.635cm" fo:text-align="left"/>
      </text:list-level-style-number>
      <text:list-level-style-number text:level="2" style:num-suffix="." style:num-format="a" style:num-letter-sync="true" text:start-value="1">
        <style:list-level-properties text:space-before="1.905cm" text:min-label-width="0.635cm" fo:text-align="left"/>
      </text:list-level-style-number>
      <text:list-level-style-number text:level="3" style:num-suffix="." style:num-format="i" text:start-value="1">
        <style:list-level-properties text:space-before="3.493cm" text:min-label-width="0.318cm" fo:text-align="left"/>
      </text:list-level-style-number>
      <text:list-level-style-number text:level="4" style:num-suffix="." style:num-format="1" text:start-value="1">
        <style:list-level-properties text:space-before="4.445cm" text:min-label-width="0.635cm" fo:text-align="left"/>
      </text:list-level-style-number>
      <text:list-level-style-number text:level="5" style:num-suffix="." style:num-format="a" style:num-letter-sync="true" text:start-value="1">
        <style:list-level-properties text:space-before="5.715cm" text:min-label-width="0.635cm" fo:text-align="left"/>
      </text:list-level-style-number>
      <text:list-level-style-number text:level="6" style:num-suffix="." style:num-format="i" text:start-value="1">
        <style:list-level-properties text:space-before="7.303cm" text:min-label-width="0.318cm" fo:text-align="left"/>
      </text:list-level-style-number>
      <text:list-level-style-number text:level="7" style:num-suffix="." style:num-format="1" text:start-value="1">
        <style:list-level-properties text:space-before="8.255cm" text:min-label-width="0.635cm" fo:text-align="left"/>
      </text:list-level-style-number>
      <text:list-level-style-number text:level="8" style:num-suffix="." style:num-format="a" style:num-letter-sync="true" text:start-value="1">
        <style:list-level-properties text:space-before="9.525cm" text:min-label-width="0.635cm" fo:text-align="left"/>
      </text:list-level-style-number>
      <text:list-level-style-number text:level="9" style:num-suffix="." style:num-format="i" text:start-value="1">
        <style:list-level-properties text:space-before="11.113cm" text:min-label-width="0.318cm" fo:text-align="left"/>
      </text:list-level-style-number>
    </text:list-style>
    <style:style style:name="HiddenParagraph" style:family="paragraph" style:parent-style-name="Standard">
      <style:text-properties fo:font-size="2pt" style:font-size-asian="2pt" style:font-size-complex="2pt"/>
    </style:style>
  </office:automatic-styles>
  <office:body>
    <office:text>
      <text:user-field-decls/>
      <text:p text:style-name="ID0ECTAG">DVK konteineri teisendamise reeglid. Teisendatakse uuest<text:s/>(v2) vanasse<text:s/>(v1) skeemi.</text:p>
      <table:table table:style-name="ID0E2TAG">
        <table:table-column table:style-name="ID0EKUAG"/>
        <table:table-column table:style-name="ID0EMUAG"/>
        <table:table-row>
          <table:table-cell table:style-name="ID0EPUAG">
            <text:p text:style-name="ID0EOVAG"><text:span text:style-name="ID0EUVAG">V1</text:span></text:p>
          </table:table-cell>
          <table:table-cell table:style-name="ID0EYVAG">
            <text:p text:style-name="ID0EXWAG"><text:span text:style-name="ID0E4WAG">V2</text:span></text:p>
          </table:table-cell>
        </table:table-row>
        <table:table-row>
          <table:table-cell table:style-name="ID0ECXAG">
            <text:p text:style-name="ID0EFYAG">ametikoha_kood</text:p>
          </table:table-cell>
          <table:table-cell table:style-name="ID0EKYAG">
            <text:p text:style-name="ID0ENZAG">Ametikoha_lyhinimetus</text:p>
          </table:table-cell>
        </table:table-row>
        <table:table-row>
          <table:table-cell table:style-name="ID0ETZAG">
            <text:p text:style-name="ID0EW1AG">allyksuse_kood</text:p>
          </table:table-cell>
          <table:table-cell table:style-name="ID0E21AG">
            <text:p text:style-name="ID0E52AG">Allyksuse_lyhinimetus</text:p>
          </table:table-cell>
        </table:table-row>
        <table:table-row>
          <table:table-cell table:style-name="ID0EE3AG">
            <text:p text:style-name="ID0EH4AG">&lt;SignedDoc&gt;</text:p>
          </table:table-cell>
          <table:table-cell table:style-name="ID0EQ4AG">
            <text:p text:style-name="ID0ET5AG">&lt;failid&gt;</text:p>
          </table:table-cell>
        </table:table-row>
        <table:table-row>
          <table:table-cell table:style-name="ID0E45AG">
            <text:p text:style-name="ID0EAABG">&lt;DataFile<text:s/><text:span text:style-name="ID0EJABG">Id</text:span>=“D0“&gt;,<text:s/>atribuut<text:span text:style-name="ID0EWABG"><text:s/>Id</text:span></text:p>
          </table:table-cell>
          <table:table-cell table:style-name="ID0E2ABG">
            <text:p text:style-name="ID0E5BBG">-&gt; jrknr</text:p>
          </table:table-cell>
        </table:table-row>
        <table:table-row>
          <table:table-cell table:style-name="ID0EECBG">
            <text:p text:style-name="ID0EHDBG">-</text:p>
          </table:table-cell>
          <table:table-cell table:style-name="ID0EMDBG">
            <text:p text:style-name="ID0EPEBG">-&gt;<text:s/><text:s/>failPealkiri</text:p>
          </table:table-cell>
        </table:table-row>
        <table:table-row>
          <table:table-cell table:style-name="ID0E3EBG">
            <text:p text:style-name="ID0E6FBG">&lt;DataFile <text:span text:style-name="ID0EFGBG">Size</text:span>=“…“&gt;, atribuut <text:span text:style-name="ID0EMGBG">Size</text:span></text:p>
          </table:table-cell>
          <table:table-cell table:style-name="ID0EQGBG">
            <text:p text:style-name="ID0ETHBG">-&gt; failSuurus</text:p>
          </table:table-cell>
        </table:table-row>
        <table:table-row>
          <table:table-cell table:style-name="ID0EZHBG">
            <text:p text:style-name="ID0E3IBG">&lt;DataFile <text:span text:style-name="ID0ECJBG">MimeType</text:span>=“…“&gt;, atribuut <text:span text:style-name="ID0EJJBG">MimeType</text:span></text:p>
          </table:table-cell>
          <table:table-cell table:style-name="ID0ENJBG">
            <text:p text:style-name="ID0EQKBG">-&gt; failTyyp</text:p>
          </table:table-cell>
        </table:table-row>
        <table:table-row>
          <table:table-cell table:style-name="ID0EWKBG">
            <text:p text:style-name="ID0EZLBG">&lt;DataFile<text:s/><text:span text:style-name="ID0ECMBG">Filen</text:span><text:span text:style-name="ID0EGMBG">ame</text:span>=“…“&gt;, atribuut <text:span text:style-name="ID0ENMBG">Filename</text:span></text:p>
          </table:table-cell>
          <table:table-cell table:style-name="ID0ERMBG">
            <text:p text:style-name="ID0EUNBG">-&gt; failNimi</text:p>
          </table:table-cell>
        </table:table-row>
        <table:table-row>
          <table:table-cell table:style-name="ID0E1NBG">
            <text:p text:style-name="ID0E4OBG">&lt;DataFile&gt;<text:span text:style-name="ID0ECPBG">Base64Content</text:span>&lt;/DataFile&gt;</text:p>
          </table:table-cell>
          <table:table-cell table:style-name="ID0EIPBG">
            <text:p text:style-name="ID0ELQBG">-&gt; zipBase64Sisu</text:p>
          </table:table-cell>
        </table:table-row>
        <table:table-row>
          <table:table-cell table:style-name="ID0ERQBG">
            <text:p text:style-name="ID0EURBG">-</text:p>
          </table:table-cell>
          <table:table-cell table:style-name="ID0EZRBG">
            <text:p text:style-name="ID0E3SBG">-&gt; krypteering</text:p>
          </table:table-cell>
        </table:table-row>
        <table:table-row>
          <table:table-cell table:style-name="ID0ECTBG">
            <text:p text:style-name="ID0EFUBG">-</text:p>
          </table:table-cell>
          <table:table-cell table:style-name="ID0EKUBG">
            <text:p text:style-name="ID0ENVBG">-&gt; pohiDokument</text:p>
          </table:table-cell>
        </table:table-row>
        <table:table-row>
          <table:table-cell table:style-name="ID0ETVBG">
            <text:p text:style-name="ID0EWWBG">-</text:p>
          </table:table-cell>
          <table:table-cell table:style-name="ID0E2WBG">
            <text:p text:style-name="ID0E5XBG">-&gt; pohiDokumentKonteineris</text:p>
          </table:table-cell>
        </table:table-row>
        <table:table-row>
          <table:table-cell table:style-name="ID0EEYBG">
            <text:p text:style-name="ID0EHZBG">Dhl_id</text:p>
          </table:table-cell>
          <table:table-cell table:style-name="ID0EMZBG">
            <text:p text:style-name="ID0EP1BG">Dhl_id</text:p>
          </table:table-cell>
        </table:table-row>
        <table:table-row>
          <table:table-cell table:style-name="ID0EV1BG">
            <text:p text:style-name="ID0EY2BG">saatja_kuupaev</text:p>
          </table:table-cell>
          <table:table-cell table:style-name="ID0E42BG">
            <text:p text:style-name="ID0EA4BG">kuupaevSaatmine</text:p>
          </table:table-cell>
        </table:table-row>
        <table:table-row>
          <table:table-cell table:style-name="ID0EG4BG">
            <text:p text:style-name="ID0EI5BG">-</text:p>
          </table:table-cell>
          <table:table-cell table:style-name="ID0EN5BG">
            <text:p text:style-name="ID0EQ6BG">konteineriVersioon</text:p>
          </table:table-cell>
        </table:table-row>
        <table:table-row>
          <table:table-cell table:style-name="ID0EW6BG">
            <text:p text:style-name="ID0EZAAI">-</text:p>
          </table:table-cell>
          <table:table-cell table:style-name="ID0E5AAI">
            <text:p text:style-name="ID0EBCAI">teadmiseks</text:p>
          </table:table-cell>
        </table:table-row>
        <table:table-row>
          <table:table-cell table:style-name="ID0EHCAI">
            <text:p text:style-name="ID0EJDAI">-</text:p>
          </table:table-cell>
          <table:table-cell table:style-name="ID0EODAI">
            <text:p text:style-name="ID0EREAI">test</text:p>
          </table:table-cell>
        </table:table-row>
        <table:table-row>
          <table:table-cell table:style-name="ID0EXEAI">
            <text:p text:style-name="ID0EVFAI">(rkel_letter.xsd) Type</text:p>
          </table:table-cell>
          <table:table-cell table:style-name="ID0E1FAI">
            <text:p text:style-name="ID0EZGAI">dokumentLiik</text:p>
          </table:table-cell>
        </table:table-row>
        <table:table-row>
          <table:table-cell table:style-name="ID0E6GAI">
            <text:p text:style-name="ID0E4HAI">(rkel_letter.xsd) Languange</text:p>
          </table:table-cell>
          <table:table-cell table:style-name="ID0ECIAI">
            <text:p text:style-name="ID0EBJAI">dokumentKeel</text:p>
          </table:table-cell>
        </table:table-row>
        <table:table-row>
          <table:table-cell table:style-name="ID0EHJAI">
            <text:p text:style-name="ID0EFKAI">(rkel_letter.xsd) Title</text:p>
          </table:table-cell>
          <table:table-cell table:style-name="ID0EKKAI">
            <text:p text:style-name="ID0EJLAI">dokumentPealkiri</text:p>
          </table:table-cell>
        </table:table-row>
        <table:table-row>
          <table:table-cell table:style-name="ID0EPLAI">
            <text:p text:style-name="ID0ENMAI">(rkel_letter.xsd) Version</text:p>
          </table:table-cell>
          <table:table-cell table:style-name="ID0ESMAI">
            <text:p text:style-name="ID0ERNAI">versioonNumber</text:p>
          </table:table-cell>
        </table:table-row>
        <table:table-row>
          <table:table-cell table:style-name="ID0EXNAI">
            <text:p text:style-name="ID0EVOAI">- </text:p>
          </table:table-cell>
          <table:table-cell table:style-name="ID0E2OAI">
            <text:p text:style-name="ID0E1PAI">dokumentGuid</text:p>
          </table:table-cell>
        </table:table-row>
        <table:table-row>
          <table:table-cell table:style-name="ID0EAQAI">
            <text:p text:style-name="ID0E5QAI">(rkel_letter.xsd) SenderIdentifier</text:p>
          </table:table-cell>
          <table:table-cell table:style-name="ID0EDRAI">
            <text:p text:style-name="ID0ECSAI">dokumentViit</text:p>
          </table:table-cell>
        </table:table-row>
        <table:table-row>
          <table:table-cell table:style-name="ID0EISAI">
            <text:p text:style-name="ID0EGTAI">(rkel_letter.xsd) SignDate</text:p>
          </table:table-cell>
          <table:table-cell table:style-name="ID0ELTAI">
            <text:p text:style-name="ID0EKUAI">kuupaevRegistreerimine</text:p>
          </table:table-cell>
        </table:table-row>
        <table:table-row>
          <table:table-cell table:style-name="ID0EQUAI">
            <text:p text:style-name="ID0EOVAI">(rkel_letter.xsd) Deadline</text:p>
          </table:table-cell>
          <table:table-cell table:style-name="ID0ETVAI">
            <text:p text:style-name="ID0ESWAI">tahtaeg</text:p>
          </table:table-cell>
        </table:table-row>
        <table:table-row>
          <table:table-cell table:style-name="ID0EYWAI">
            <text:p text:style-name="ID0EWXAI">(rkel_letter.xsd)</text:p>
          </table:table-cell>
          <table:table-cell table:style-name="ID0E2XAI">
            <text:p text:style-name="ID0E1YAI">saatjaKontekst</text:p>
          </table:table-cell>
        </table:table-row>
        <table:table-row>
          <table:table-cell table:style-name="ID0EAZAI">
            <text:p text:style-name="ID0E5ZAI">(rkel_letter.xsd) IntellectualPropertyRights</text:p>
          </table:table-cell>
          <table:table-cell table:style-name="ID0ED1AI">
            <text:p text:style-name="ID0EC2AI">&lt;ipr&gt;</text:p>
          </table:table-cell>
        </table:table-row>
        <table:table-row>
          <table:table-cell table:style-name="ID0EM2AI">
            <text:p text:style-name="ID0EK3AI">(rkel_letter.xsd) CopyrightEndDate</text:p>
          </table:table-cell>
          <table:table-cell table:style-name="ID0EP3AI">
            <text:p text:style-name="ID0EO4AI">-&gt; iprTahtaeg</text:p>
          </table:table-cell>
        </table:table-row>
        <table:table-row>
          <table:table-cell table:style-name="ID0EU4AI">
            <text:p text:style-name="ID0ES5AI">(rkel_letter.xsd) IprOwner</text:p>
          </table:table-cell>
          <table:table-cell table:style-name="ID0EX5AI">
            <text:p text:style-name="ID0EW6AI">-&gt; iprOmanik</text:p>
          </table:table-cell>
        </table:table-row>
        <table:table-row>
          <table:table-cell table:style-name="ID0E36AI">
            <text:p text:style-name="ID0E1ABI">(rkel_letter.xsd) NoCopies</text:p>
          </table:table-cell>
          <table:table-cell table:style-name="ID0EDBBI">
            <text:p text:style-name="ID0ECCBI">-&gt; reprodutseerimineKeelatud<office:annotation><dc:creator>oss</dc:creator><dc:date>2010-02-21T22:29:00</dc:date><text:p text:style-name="ID0EHSAG"><text:span text:style-name="ID0ENSAG"/>Kui V2.tahtaeg tahetakse muuta vanasse formaati, siis peaks selle tõstma metainfo alt metaxml-i. Kuna aga see on juba metaxml-is olemas, siis ei ole tõstmisel mõtet. Järelikult neid elemente, mis sisalduvad V2 metainfos ei tõsteta ümber metaxml-i.</text:p><text:p text:style-name="ID0EUSAG">Kui tuleb rkel_letter.v2, siis saab vaadata, millised andmed kuhu tõsta.</text:p></office:annotation></text:p>
          </table:table-cell>
        </table:table-row>
      </table:table>
      <text:p text:style-name="ID0ERCBI"/>
      <text:p text:style-name="ID0EUCBI"/>
      <text:list text:style-name="L2" text:continue-numbering="true">
        <text:list-item>
          <text:p text:style-name="ID0EXCBI">Asutus X saadab DVK keskserverile V2 dokumendi.</text:p>
        </text:list-item>
        <text:list-item>
          <text:p text:style-name="ID0EEDBI">DVK keskserver salvestab V2 dokumendi andmebaasi.</text:p>
        </text:list-item>
        <text:list-item>
          <text:p text:style-name="ID0ERDBI">Asutus Y teeb serverile päringu dokumentide vastuvõtmiseks.</text:p>
        </text:list-item>
        <text:list-item>
          <text:p text:style-name="ID0E5DBI">DVK keskserver teisendab V2 -&gt; V1 ja tagastab V1 formaadis dokumendi.</text:p>
        </text:list-item>
      </text:list>
      <text:p text:style-name="ID0ELEBI"><text:span text:style-name="ID0EOEBI">Alati</text:span><text:s/>tuleb genereerida dokumendile ka<text:s/><text:span text:style-name="ID0EVEBI">DHL_ID</text:span>, sest vastasel juhul ei ole V2 -&gt; V1 teisendamisel ühtegi ID-d, mida V1 tarbiv UK suudaks vastu võtta.</text:p>
      <text:p text:style-name="ID0E2EBI">Mis puutub elemendi &lt;metaxml&gt; sisusse, siis DVK konteiner V2 võib kasutada erinevat versiooni metaxml-ist (nt. Versioon 1 või versioon 2 Riigikantselei kirja metaandmetest).<text:s/>Sellisel juhul peab konverteerimisel vaatama, millist versiooni kirja metaandmetest kasutatakse ja vastavalt sellele ka konverteerima.<text:s/>Praegusel hetkel on kirja metaandmetest olemas ainult üks versioon ja seega siin konverteerimist ei toimu.</text:p>
      <text:p text:style-name="ID0EIFBI"/>
      <text:p text:style-name="ID0ELFBI"/>
      <text:p text:style-name="ID0EOFBI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svg="urn:oasis:names:tc:opendocument:xmlns:svg-compatible:1.0" xmlns:text="urn:oasis:names:tc:opendocument:xmlns:text:1.0" xmlns:draw="urn:oasis:names:tc:opendocument:xmlns:drawing:1.0" xmlns:table="urn:oasis:names:tc:opendocument:xmlns:table:1.0" xmlns:number="urn:oasis:names:tc:opendocument:xmlns:datastyle:1.0" xmlns:xlink="http://www.w3.org/1999/xlink" xmlns:dc="http://purl.org/dc/elements/1.1/" xmlns:pcut="urn:cleverage:xmlns:post-processings:pcut">
  <office:font-face-decls>
    <style:font-face style:name="Times New Roman" svg:font-family="Times New Roman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ambria" svg:font-family="Cambria" style:font-family-generic="roman" style:font-pitch="variable"/>
  </office:font-face-decls>
  <office:styles>
    <style:default-style style:family="paragraph">
      <style:paragraph-properties style:tab-stop-distance="1.249cm" fo:margin-bottom="0.353cm" fo:line-height="115%"/>
      <style:text-properties style:font-name="Calibri" style:font-name-complex="none" style:font-name-asian="none" fo:font-size="11pt" style:font-size-complex="11pt" fo:language="et" fo:country="EE" style:language-complex="ar" style:country-complex="SA" style:language-asian="en" style:country-asian="US" fo:margin-bottom="0.353cm" fo:line-height="115%" style:use-window-font-color="true"/>
    </style:default-style>
    <style:default-style style:family="text">
      <style:text-properties style:font-name="Calibri" style:font-name-complex="none" style:font-name-asian="none" fo:font-size="11pt" style:font-size-complex="11pt" fo:language="et" fo:country="EE" style:language-complex="ar" style:country-complex="SA" style:language-asian="en" style:country-asian="US" style:use-window-font-color="true"/>
    </style:default-style>
    <style:default-style style:family="table">
      <style:table-properties table:border-model="collapsing" fo:margin-left="-0.191cm"/>
    </style:default-style>
    <style:style style:name="Normal" style:display-name="Normal" style:family="paragraph">
      <style:paragraph-properties/>
    </style:style>
    <style:style style:name="DefaultParagraphFont" style:display-name="Default Paragraph Font" style:family="text">
      <style:text-properties/>
    </style:style>
    <style:style style:name="TableNormal" style:display-name="Normal Table" style:family="table"/>
    <style:style style:name="TableGrid" style:display-name="Table Grid" style:family="table" style:parent-style-name="TableNormal"/>
    <style:style style:name="ListParagraph" style:display-name="List Paragraph" style:family="paragraph" style:parent-style-name="Normal">
      <style:paragraph-properties fo:margin-left="1.27cm" fo:text-indent="0cm" fo:margin-right="0cm" fo:widows="2" fo:orphans="2"/>
    </style:style>
    <style:style style:name="CommentReference" style:display-name="annotation reference" style:family="text" style:parent-style-name="DefaultParagraphFont">
      <style:text-properties style:font-size-complex="8pt" fo:font-size="8pt"/>
    </style:style>
    <style:style style:name="CommentText" style:display-name="annotation text" style:family="paragraph" style:parent-style-name="Normal">
      <style:paragraph-properties fo:line-height="100%" fo:margin-left="0cm" fo:text-indent="0cm" fo:margin-right="0cm" fo:widows="2" fo:orphans="2"/>
      <style:text-properties style:font-size-complex="10pt" fo:font-size="10pt"/>
    </style:style>
    <style:style style:name="CommentTextChar" style:display-name="Comment Text Char" style:family="text" style:parent-style-name="DefaultParagraphFont">
      <style:text-properties style:font-size-complex="10pt" fo:font-size="10pt"/>
    </style:style>
    <style:style style:name="CommentSubject" style:display-name="annotation subject" style:family="paragraph" style:parent-style-name="CommentText" style:next-style-name="CommentText">
      <style:paragraph-properties/>
      <style:text-properties fo:font-weight="bold" style:font-weight-complex="bold"/>
    </style:style>
    <style:style style:name="CommentSubjectChar" style:display-name="Comment Subject Char" style:family="text" style:parent-style-name="CommentTextChar">
      <style:text-properties fo:font-weight="bold" style:font-weight-complex="bold"/>
    </style:style>
    <style:style style:name="BalloonText" style:display-name="Balloon Text" style:family="paragraph" style:parent-style-name="Normal">
      <style:paragraph-properties fo:margin-top="0cm" fo:margin-bottom="0cm" fo:line-height="100%" fo:margin-left="0cm" fo:text-indent="0cm" fo:margin-right="0cm" fo:widows="2" fo:orphans="2"/>
      <style:text-properties style:font-name="Tahoma" style:font-name-complex="Tahoma" style:font-size-complex="8pt" fo:font-size="8pt"/>
    </style:style>
    <style:style style:name="BalloonTextChar" style:display-name="Balloon Text Char" style:family="text" style:parent-style-name="DefaultParagraphFont">
      <style:text-properties style:font-name="Tahoma" style:font-name-complex="Tahoma" style:font-size-complex="8pt" fo:font-size="8pt"/>
    </style:style>
    <style:style style:name="X3AS7TOCHyperlink" style:display-name="X3AS7TOCHyperlink" style:family="text" style:parent-style-name="DefaultParagraphFont">
      <style:text-properties fo:color="#000000" style:text-underline-style="none"/>
    </style:style>
    <style:style style:name="X3AS7TABSTYLE" style:family="paragraph" style:parent-style-name="Footer">
      <style:paragraph-properties>
        <style:tab-stops>
          <style:tab-stop style:type="right" style:position="25cm"/>
        </style:tab-stops>
      </style:paragraph-properties>
    </style:style>
    <style:style style:family="text" style:name="BulletSymbol">
      <style:text-properties style:font-name="Symbol"/>
    </style:style>
    <style:style style:family="text" style:name="ID0EYFAG">
      <style:text-properties/>
    </style:style>
    <style:style style:family="text" style:name="ID0ESKAG">
      <style:text-properties/>
    </style:style>
  </office:styles>
  <office:automatic-styles>
    <style:page-layout style:name="PAGEID0ERFBI">
      <style:page-layout-properties fo:page-width="21.001cm" fo:page-height="29.7cm" fo:margin-top="2.499cm" fo:margin-left="2.499cm" fo:margin-bottom="2.499cm" fo:margin-right="2.499cm">
        <style:footnote-sep style:distance-before-sep="0cm" style:distance-after-sep="0.353cm" style:width="0.005cm" style:rel-width="31.869024557895383"/>
        <style:columns fo:column-count="1"/>
      </style:page-layout-properties>
    </style:page-layout>
    <style:style style:name="HiddenParagraph" style:family="paragraph" style:parent-style-name="Standard">
      <style:text-properties fo:font-size="2pt" style:font-size-asian="2pt" style:font-size-complex="2pt"/>
    </style:style>
  </office:automatic-styles>
  <office:master-styles>
    <style:master-page style:name="Standard" style:page-layout-name="PAGEID0ERFBI"/>
  </office:master-styles>
</office:document-styles>
</file>

<file path=meta.xml><?xml version="1.0" encoding="utf-8"?>
<office:document-meta xmlns:office="urn:oasis:names:tc:opendocument:xmlns:office:1.0" xmlns:dc="http://purl.org/dc/elements/1.1/" xmlns:dcterms="http://purl.org/dc/terms/" xmlns:meta="urn:oasis:names:tc:opendocument:xmlns:meta:1.0" office:version="1.1">
  <office:meta>
    <meta:generator>ODF Add-in for Microsoft Office 3.0.5254.0 (12.0.6504)</meta:generator>
    <dc:title/>
    <dc:description/>
    <meta:initial-creator>Marko Kurm</meta:initial-creator>
    <meta:creation-date>2010-02-12T14:38:00</meta:creation-date>
    <dc:creator>oss</dc:creator>
    <dc:date>2010-02-21T20:29:00</dc:date>
    <dc:subject/>
    <meta:editing-cycles>241</meta:editing-cycles>
    <meta:keyword/>
    <meta:document-statistic/>
    <meta:editing-duration>PT1.4166666666666667H-0.000000000000004440892098500626M0S</meta:editing-duration>
    <meta:user-defined meta:name="Company" meta:value-type="string">Microlink Eesti AS</meta:user-defined>
  </office:meta>
</office:document-meta>
</file>